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17cm" table:align="margins" fo:background-color="transparent">
        <style:background-image/>
      </style:table-properties>
    </style:style>
    <style:style style:name="Table1.A" style:family="table-column">
      <style:table-column-properties style:column-width="3.05cm" style:rel-column-width="11756*"/>
    </style:style>
    <style:style style:name="Table1.B" style:family="table-column">
      <style:table-column-properties style:column-width="6.541cm" style:rel-column-width="25213*"/>
    </style:style>
    <style:style style:name="Table1.C" style:family="table-column">
      <style:table-column-properties style:column-width="2.76cm" style:rel-column-width="10641*"/>
    </style:style>
    <style:style style:name="Table1.D" style:family="table-column">
      <style:table-column-properties style:column-width="4.65cm" style:rel-column-width="17925*"/>
    </style:style>
    <style:style style:name="Table1.1" style:family="table-row">
      <style:table-row-properties style:min-row-height="1cm" fo:background-color="transparent">
        <style:background-image/>
      </style:table-row-properties>
    </style:style>
    <style:style style:name="Table1.A1" style:family="table-cell">
      <style:table-cell-properties style:vertical-align="middle" fo:background-color="transparent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D1" style:family="table-cell">
      <style:table-cell-properties style:vertical-align="middle" fo:background-color="transparent" fo:padding="0.097cm" fo:border="0.5pt solid #000000" style:writing-mode="page">
        <style:background-image/>
      </style:table-cell-properties>
    </style:style>
    <style:style style:name="Table1.A2" style:family="table-cell">
      <style:table-cell-properties style:vertical-align="middle"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1.D2" style:family="table-cell">
      <style:table-cell-properties style:vertical-align="middle" fo:background-color="transparent" fo:padding="0.097cm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Standard">
      <style:paragraph-properties fo:line-height="115%" fo:text-align="start" style:justify-single-word="false"/>
      <style:text-properties officeooo:paragraph-rsid="0015c23a"/>
    </style:style>
    <style:style style:name="P2" style:family="paragraph" style:parent-style-name="Standard">
      <style:paragraph-properties fo:margin-top="0.101cm" fo:margin-bottom="0.101cm" style:contextual-spacing="false" fo:line-height="115%" fo:text-align="start" style:justify-single-word="false"/>
      <style:text-properties officeooo:paragraph-rsid="0015c23a"/>
    </style:style>
    <style:style style:name="P3" style:family="paragraph" style:parent-style-name="Standard">
      <loext:graphic-properties draw:fill-gradient-name="gradient" draw:fill-hatch-name="hatch"/>
      <style:paragraph-properties fo:margin-left="0cm" fo:margin-right="0.199cm" fo:line-height="115%" fo:text-align="start" style:justify-single-word="false" fo:text-indent="0.199cm" style:auto-text-indent="false">
        <style:tab-stops>
          <style:tab-stop style:position="56cm" style:type="right"/>
        </style:tab-stops>
      </style:paragraph-properties>
      <style:text-properties officeooo:paragraph-rsid="0015c23a"/>
    </style:style>
    <style:style style:name="P4" style:family="paragraph" style:parent-style-name="Standard">
      <loext:graphic-properties draw:fill-gradient-name="gradient" draw:fill-hatch-name="hatch"/>
      <style:paragraph-properties fo:margin-left="0cm" fo:margin-right="0cm" fo:line-height="115%" fo:text-align="start" style:justify-single-word="false" fo:text-indent="0.199cm" style:auto-text-indent="false">
        <style:tab-stops>
          <style:tab-stop style:position="56cm" style:type="right"/>
        </style:tab-stops>
      </style:paragraph-properties>
      <style:text-properties officeooo:paragraph-rsid="0015c23a"/>
    </style:style>
    <style:style style:name="P5" style:family="paragraph" style:parent-style-name="Standard" style:master-page-name="">
      <loext:graphic-properties draw:fill="solid" draw:fill-color="#cccccc" draw:fill-gradient-name="gradient" draw:fill-hatch-name="hatch" draw:opacity="100%"/>
      <style:paragraph-properties fo:margin-left="0cm" fo:margin-right="0cm" fo:margin-top="0.45cm" fo:margin-bottom="0.4cm" style:contextual-spacing="false" fo:line-height="100%" fo:text-indent="0cm" style:auto-text-indent="false" style:page-number="auto" fo:background-color="#cccccc" fo:padding-left="0.15cm" fo:padding-right="0.15cm" fo:padding-top="0.199cm" fo:padding-bottom="0.199cm" fo:border="0.06pt solid #000000"/>
      <style:text-properties style:font-name="Arial1" fo:font-size="16pt" style:text-underline-style="solid" style:text-underline-width="auto" style:text-underline-color="font-color" fo:font-weight="bold" officeooo:rsid="001f62c1" officeooo:paragraph-rsid="001f62c1" style:font-weight-asian="bold" style:font-weight-complex="bold"/>
    </style:style>
    <style:style style:name="P6" style:family="paragraph" style:parent-style-name="Standard">
      <loext:graphic-properties draw:fill="solid" draw:fill-color="#cccccc" draw:fill-gradient-name="gradient" draw:fill-hatch-name="hatch" draw:opacity="100%"/>
      <style:paragraph-properties fo:margin-top="0.55cm" fo:margin-bottom="0.4cm" style:contextual-spacing="false" fo:background-color="#cccccc" fo:padding-left="0.15cm" fo:padding-right="0.15cm" fo:padding-top="0.199cm" fo:padding-bottom="0.199cm" fo:border="0.06pt solid #000000"/>
      <style:text-properties style:font-name="Arial1" fo:font-size="16pt" style:text-underline-style="solid" style:text-underline-width="auto" style:text-underline-color="font-color" fo:font-weight="bold" officeooo:rsid="001f81c9" officeooo:paragraph-rsid="001f81c9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3pt" fo:font-style="normal" fo:text-shadow="none" style:text-underline-style="none" fo:font-weight="normal" officeooo:rsid="001d0954" officeooo:paragraph-rsid="001d0954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8" style:family="paragraph" style:parent-style-name="Table_20_Contents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Liberation Serif" fo:font-size="13pt" fo:font-style="normal" fo:text-shadow="none" style:text-underline-style="none" fo:font-weight="normal" officeooo:rsid="001e98bc" officeooo:paragraph-rsid="001e98bc" style:font-size-asian="13pt" style:font-style-asian="normal" style:font-weight-asian="normal" style:font-size-complex="13pt" style:font-style-complex="normal" style:font-weight-complex="normal" style:text-overline-style="none" style:text-overline-color="font-color"/>
    </style:style>
    <style:style style:name="P9" style:family="paragraph" style:parent-style-name="Table_20_Heading"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13pt" fo:font-style="normal" fo:text-shadow="none" style:text-underline-style="none" fo:font-weight="bold" officeooo:rsid="001d0954" officeooo:paragraph-rsid="001d0954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0" style:family="paragraph" style:parent-style-name="Table_20_Heading">
      <loext:graphic-properties draw:fill-gradient-name="gradient" draw:fill-hatch-name="hatch"/>
      <style:paragraph-properties fo:text-align="center" style:justify-single-word="false"/>
      <style:text-properties fo:color="#000000" loext:opacity="100%" style:text-outline="false" style:text-line-through-style="none" style:text-line-through-type="none" style:font-name="Arial" fo:font-size="13pt" fo:font-style="normal" fo:text-shadow="none" style:text-underline-style="none" fo:font-weight="bold" officeooo:rsid="001d0954" officeooo:paragraph-rsid="001d0954" style:font-size-asian="13pt" style:font-style-asian="normal" style:font-weight-asian="bold" style:font-size-complex="13pt" style:font-style-complex="normal" style:font-weight-complex="bold" style:text-overline-style="none" style:text-overline-color="font-color"/>
    </style:style>
    <style:style style:name="P11" style:family="paragraph" style:parent-style-name="Standard">
      <loext:graphic-properties draw:fill-gradient-name="gradient" draw:fill-hatch-name="hatch"/>
      <style:paragraph-properties fo:text-align="start" style:justify-single-word="false">
        <style:tab-stops>
          <style:tab-stop style:position="56cm" style:type="right"/>
        </style:tab-stops>
      </style:paragraph-properties>
      <style:text-properties style:font-name="Arial" fo:font-size="14pt" fo:font-weight="normal" officeooo:rsid="0015c23a" officeooo:paragraph-rsid="0015c23a" style:font-size-asian="12.25pt" style:font-weight-asian="normal" style:font-size-complex="14pt" style:font-weight-complex="normal"/>
    </style:style>
    <style:style style:name="P12" style:family="paragraph" style:parent-style-name="Standard">
      <loext:graphic-properties draw:fill-gradient-name="gradient" draw:fill-hatch-name="hatch"/>
      <style:paragraph-properties fo:margin-left="0cm" fo:margin-right="0cm" fo:line-height="115%" fo:text-align="start" style:justify-single-word="false" fo:text-indent="0.199cm" style:auto-text-indent="false" fo:padding-left="0cm" fo:padding-right="0cm" fo:padding-top="0cm" fo:padding-bottom="0.074cm" fo:border-left="none" fo:border-right="none" fo:border-top="none" fo:border-bottom="0.06pt solid #000000" style:join-border="false">
        <style:tab-stops>
          <style:tab-stop style:position="56cm" style:type="right"/>
        </style:tab-stops>
      </style:paragraph-properties>
      <style:text-properties fo:font-weight="normal" officeooo:rsid="0019f937" officeooo:paragraph-rsid="0019f937" style:font-weight-asian="normal" style:font-weight-complex="normal"/>
    </style:style>
    <style:style style:name="P13" style:family="paragraph" style:parent-style-name="Standard">
      <loext:graphic-properties draw:fill="solid" draw:fill-color="#cccccc" draw:fill-gradient-name="gradient" draw:fill-hatch-name="hatch" draw:opacity="100%"/>
      <style:paragraph-properties fo:margin-left="0cm" fo:margin-right="0cm" fo:margin-top="0.199cm" fo:margin-bottom="0.3cm" style:contextual-spacing="false" fo:line-height="115%" fo:text-align="start" style:justify-single-word="false" fo:text-indent="0cm" style:auto-text-indent="false" fo:background-color="#cccccc" fo:padding-left="0.15cm" fo:padding-right="0.15cm" fo:padding-top="0.199cm" fo:padding-bottom="0.199cm" fo:border="0.06pt solid #000000">
        <style:tab-stops>
          <style:tab-stop style:position="56cm" style:type="right"/>
        </style:tab-stops>
      </style:paragraph-properties>
      <style:text-properties style:text-underline-style="solid" style:text-underline-width="auto" style:text-underline-color="font-color" fo:font-weight="bold" officeooo:rsid="001ac3bf" officeooo:paragraph-rsid="001ac3bf" style:font-weight-asian="bold" style:font-weight-complex="bold"/>
    </style:style>
    <style:style style:name="P14" style:family="paragraph" style:parent-style-name="Standard" style:list-style-name="L1" style:master-page-name="">
      <loext:graphic-properties draw:fill="none"/>
      <style:paragraph-properties fo:margin-left="1.169cm" fo:margin-right="0cm" fo:margin-top="0cm" fo:margin-bottom="0.15cm" style:contextual-spacing="false" fo:text-indent="-0.64cm" style:auto-text-indent="false" style:page-number="auto" fo:background-color="transparent"/>
      <style:text-properties fo:font-weight="bold" officeooo:rsid="001f81c9" officeooo:paragraph-rsid="001f81c9" style:font-weight-asian="bold" style:font-weight-complex="bold"/>
    </style:style>
    <style:style style:name="P15" style:family="paragraph" style:parent-style-name="Standard" style:list-style-name="L1" style:master-page-name="">
      <loext:graphic-properties draw:fill="none"/>
      <style:paragraph-properties fo:margin-left="1.169cm" fo:margin-right="0cm" fo:text-indent="-0.64cm" style:auto-text-indent="false" style:page-number="auto" fo:background-color="transparent"/>
      <style:text-properties fo:font-weight="bold" officeooo:rsid="001f81c9" officeooo:paragraph-rsid="001f81c9" style:font-weight-asian="bold" style:font-weight-complex="bold"/>
    </style:style>
    <style:style style:name="P16" style:family="paragraph" style:parent-style-name="Standard" style:list-style-name="L2" style:master-page-name="">
      <loext:graphic-properties draw:fill="none"/>
      <style:paragraph-properties fo:margin-left="1.169cm" fo:margin-right="0cm" fo:margin-top="0cm" fo:margin-bottom="0.15cm" style:contextual-spacing="false" fo:text-indent="-0.64cm" style:auto-text-indent="false" style:page-number="auto" fo:background-color="transparent"/>
    </style:style>
    <style:style style:name="P17" style:family="paragraph" style:parent-style-name="Standard" style:list-style-name="L2" style:master-page-name="">
      <loext:graphic-properties draw:fill="none"/>
      <style:paragraph-properties fo:margin-left="1.169cm" fo:margin-right="0cm" fo:text-indent="-0.64cm" style:auto-text-indent="false" style:page-number="auto" fo:background-color="transparent"/>
    </style:style>
    <style:style style:name="P18" style:family="paragraph" style:parent-style-name="Standard" style:list-style-name="L2" style:master-page-name="">
      <loext:graphic-properties draw:fill="none"/>
      <style:paragraph-properties fo:margin-left="1.169cm" fo:margin-right="0cm" fo:margin-top="0cm" fo:margin-bottom="0.15cm" style:contextual-spacing="false" fo:text-indent="-0.64cm" style:auto-text-indent="false" style:page-number="auto" fo:background-color="transparent"/>
      <style:text-properties officeooo:paragraph-rsid="0020a59d"/>
    </style:style>
    <style:style style:name="P19" style:family="paragraph" style:parent-style-name="Standard" style:list-style-name="L3">
      <style:paragraph-properties fo:margin-top="0.4cm" fo:margin-bottom="0cm" style:contextual-spacing="false"/>
      <style:text-properties officeooo:rsid="0022a47c" officeooo:paragraph-rsid="0022a47c"/>
    </style:style>
    <style:style style:name="P20" style:family="paragraph">
      <loext:graphic-properties draw:fill-color="#dddddd"/>
    </style:style>
    <style:style style:name="T1" style:family="text">
      <style:text-properties style:font-name="Arial" fo:font-size="18pt" fo:font-weight="bold" officeooo:rsid="00158ad4" style:font-size-asian="18pt" style:font-weight-asian="bold" style:font-size-complex="18pt" style:font-weight-complex="bold"/>
    </style:style>
    <style:style style:name="T2" style:family="text">
      <style:text-properties style:font-name="Arial" fo:font-size="18pt" fo:font-weight="bold" officeooo:rsid="0024aeeb" style:font-size-asian="18pt" style:font-weight-asian="bold" style:font-size-complex="18pt" style:font-weight-complex="bold"/>
    </style:style>
    <style:style style:name="T3" style:family="text">
      <style:text-properties style:font-name="Arial" fo:font-size="14pt" officeooo:rsid="0015c23a" style:font-size-asian="12.25pt" style:font-size-complex="14pt"/>
    </style:style>
    <style:style style:name="T4" style:family="text">
      <style:text-properties style:font-name="Arial" fo:font-size="14pt" fo:letter-spacing="0.021cm" fo:font-weight="bold" officeooo:rsid="0015c23a" style:font-size-asian="12.25pt" style:font-weight-asian="bold" style:font-size-complex="14pt" style:font-weight-complex="bold"/>
    </style:style>
    <style:style style:name="T5" style:family="text">
      <style:text-properties style:font-name="Arial" fo:font-size="14pt" fo:letter-spacing="0.042cm" fo:font-weight="bold" officeooo:rsid="0016d142" style:font-size-asian="12.25pt" style:font-weight-asian="bold" style:font-size-complex="14pt" style:font-weight-complex="bold"/>
    </style:style>
    <style:style style:name="T6" style:family="text">
      <style:text-properties fo:color="#000000" loext:opacity="100%" style:font-name="Arial" fo:font-size="14pt" fo:font-weight="normal" officeooo:rsid="0018e59a" style:font-size-asian="12.25pt" style:font-weight-asian="normal" style:font-size-complex="14pt" style:font-weight-complex="normal"/>
    </style:style>
    <style:style style:name="T7" style:family="text">
      <style:text-properties fo:color="#000000" loext:opacity="100%" style:font-name="Arial" fo:font-size="14pt" fo:font-weight="normal" officeooo:rsid="0019f937" style:font-size-asian="12.25pt" style:font-weight-asian="normal" style:font-size-complex="14pt" style:font-weight-complex="normal"/>
    </style:style>
    <style:style style:name="T8" style:family="text">
      <style:text-properties fo:font-weight="normal" style:font-weight-asian="normal" style:font-weight-complex="normal"/>
    </style:style>
    <style:style style:name="T9" style:family="text">
      <style:text-properties fo:font-weight="normal" officeooo:rsid="0026b419" style:font-weight-asian="normal" style:font-weight-complex="normal"/>
    </style:style>
    <style:style style:name="T10" style:family="text">
      <style:text-properties style:font-name="Arial1" fo:font-size="16pt" style:text-underline-style="solid" style:text-underline-width="auto" style:text-underline-color="font-color" fo:font-weight="bold" officeooo:rsid="0020a59d" style:font-weight-asian="bold" style:font-weight-complex="bold"/>
    </style:style>
    <style:style style:name="T11" style:family="text">
      <style:text-properties officeooo:rsid="0020a59d"/>
    </style:style>
    <style:style style:name="T12" style:family="text">
      <style:text-properties fo:color="#000080" loext:opacity="100%" style:font-name="Arial1" fo:font-size="16pt" style:text-underline-style="solid" style:text-underline-width="auto" style:text-underline-color="font-color" fo:font-weight="bold" officeooo:rsid="0020a59d" style:font-weight-asian="bold" style:font-weight-complex="bold"/>
    </style:style>
    <style:style style:name="T13" style:family="text">
      <style:text-properties fo:color="#000080" loext:opacity="100%" style:font-name="Arial1" fo:font-size="16pt" style:text-underline-style="solid" style:text-underline-width="auto" style:text-underline-color="font-color" fo:font-weight="bold" officeooo:rsid="002622eb" style:font-weight-asian="bold" style:font-weight-complex="bold"/>
    </style:style>
    <style:style style:name="T14" style:family="text">
      <style:text-properties officeooo:rsid="0026b419"/>
    </style:style>
    <style:style style:name="T15" style:family="text">
      <style:text-properties officeooo:rsid="002774e1"/>
    </style:style>
    <text:list-style style:name="L1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➔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➔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➔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➔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➔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➔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➔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➔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➔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loext:num-list-format="%1%" text:bullet-char="➔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style:style style:name="gr1" style:family="graphic">
      <style:graphic-properties svg:stroke-color="#000000" draw:fill-color="#dddddd" draw:textarea-horizontal-align="justify" draw:textarea-vertical-align="middle" draw:auto-grow-height="false" fo:min-height="1.589cm" fo:min-width="6.9cm" style:run-through="background" style:wrap="run-through" style:number-wrapped-paragraphs="no-limit" style:vertical-pos="top" style:vertical-rel="paragraph" style:horizontal-pos="righ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custom-shape text:anchor-type="paragraph" draw:z-index="0" draw:name="Shape 1" draw:style-name="gr1" draw:text-style-name="P20" svg:width="6.901cm" svg:height="1.59cm" svg:x="10.098cm" svg:y="0cm"><text:p/><draw:enhanced-geometry svg:viewBox="0 0 21600 21600" draw:type="rectangle" draw:enhanced-path="M 0 0 L 21600 0 21600 21600 0 21600 0 0 Z N"/></draw:custom-shape><text:span text:style-name="T1">Amandeep Singh <text:tab/><text:tab/><text:tab/><text:tab/> <text:s/></text:span><text:a xlink:type="simple" xlink:href="mailto:a.d.scr71234@gmail.com?subject=a.d.scr71234@gmail.com" text:style-name="Internet_20_link" text:visited-style-name="Visited_20_Internet_20_Link"><text:span text:style-name="T4">a.d.scr71234@gmail.com</text:span></text:a><text:span text:style-name="T3"> <text:s text:c="3"/></text:span></text:p>
      <text:p text:style-name="P2"><text:span text:style-name="T3"><text:tab/><text:tab/><text:tab/><text:tab/><text:tab/><text:tab/><text:tab/><text:tab/><text:tab/><text:tab/> <text:s text:c="6"/></text:span><text:span text:style-name="T5">8076247677</text:span></text:p>
      <text:p text:style-name="P11"/>
      <text:p text:style-name="P3"><text:a xlink:type="simple" xlink:href="http://github.com/1234Amandeep" text:style-name="Internet_20_link" text:visited-style-name="Visited_20_Internet_20_Link"><text:span text:style-name="Strong_20_Emphasis"><text:span text:style-name="T6">github.com/1234Amandeep</text:span></text:span></text:a></text:p>
      <text:p text:style-name="P4"><text:a xlink:type="simple" xlink:href="https://www.linkedin.com/feed/" text:style-name="Internet_20_link" text:visited-style-name="Visited_20_Internet_20_Link"><text:span text:style-name="Strong_20_Emphasis"><text:span text:style-name="T7">https://www.linkedin.com/feed/</text:span></text:span></text:a></text:p>
      <text:p text:style-name="P12"/>
      <text:p text:style-name="P13">Academic Qualification :</text:p>
      <table:table table:name="Table1" table:style-name="Table1" table:template-name="Default Style">
        <table:table-column table:style-name="Table1.A"/>
        <table:table-column table:style-name="Table1.B"/>
        <table:table-column table:style-name="Table1.C"/>
        <table:table-column table:style-name="Table1.D"/>
        <table:table-header-rows>
          <table:table-row table:style-name="Table1.1">
            <table:table-cell table:style-name="Table1.A1" office:value-type="string">
              <text:p text:style-name="P10">Course</text:p>
            </table:table-cell>
            <table:table-cell table:style-name="Table1.A1" office:value-type="string">
              <text:p text:style-name="P9">College / School</text:p>
            </table:table-cell>
            <table:table-cell table:style-name="Table1.A1" office:value-type="string">
              <text:p text:style-name="P9">CGPA</text:p>
            </table:table-cell>
            <table:table-cell table:style-name="Table1.D1" office:value-type="string">
              <text:p text:style-name="P9">Status</text:p>
            </table:table-cell>
          </table:table-row>
        </table:table-header-rows>
        <table:table-row>
          <table:table-cell table:style-name="Table1.A2" office:value-type="string">
            <text:p text:style-name="P7">BCA</text:p>
          </table:table-cell>
          <table:table-cell table:style-name="Table1.A2" office:value-type="string">
            <text:p text:style-name="P8">Sunderdeep Group of Institute, Ghaziabad</text:p>
          </table:table-cell>
          <table:table-cell table:style-name="Table1.A2" office:value-type="string">
            <text:p text:style-name="P8">6.9</text:p>
          </table:table-cell>
          <table:table-cell table:style-name="Table1.D2" office:value-type="string">
            <text:p text:style-name="P8">Expected Graduation :</text:p>
            <text:p text:style-name="P8">(oct, 2023)</text:p>
          </table:table-cell>
        </table:table-row>
        <table:table-row>
          <table:table-cell table:style-name="Table1.A2" office:value-type="string">
            <text:p text:style-name="P7">Class XII</text:p>
          </table:table-cell>
          <table:table-cell table:style-name="Table1.A2" office:value-type="string">
            <text:p text:style-name="P8">Vivekanand Shishu Mandir Public School, Ghaziabad</text:p>
          </table:table-cell>
          <table:table-cell table:style-name="Table1.A2" office:value-type="string">
            <text:p text:style-name="P8">7.7</text:p>
          </table:table-cell>
          <table:table-cell table:style-name="Table1.D2" office:value-type="string">
            <text:p text:style-name="P8">Completed in :</text:p>
            <text:p text:style-name="P8">(2019 - 2020)</text:p>
          </table:table-cell>
        </table:table-row>
        <table:table-row>
          <table:table-cell table:style-name="Table1.A2" office:value-type="string">
            <text:p text:style-name="P7">Class X</text:p>
          </table:table-cell>
          <table:table-cell table:style-name="Table1.A2" office:value-type="string">
            <text:p text:style-name="P8">Vivekanand Shishu Mandir Public School, Ghaziabad</text:p>
          </table:table-cell>
          <table:table-cell table:style-name="Table1.A2" office:value-type="string">
            <text:p text:style-name="P8">6.9</text:p>
          </table:table-cell>
          <table:table-cell table:style-name="Table1.D2" office:value-type="string">
            <text:p text:style-name="P8">Completed in :</text:p>
            <text:p text:style-name="P8">(2018 - 2019)</text:p>
          </table:table-cell>
        </table:table-row>
      </table:table>
      <text:p text:style-name="P5">Technical Skills :</text:p>
      <text:list xml:id="list4160539150" text:style-name="L1">
        <text:list-item>
          <text:p text:style-name="P14">Language : <text:span text:style-name="T9">JavaScript</text:span></text:p>
        </text:list-item>
        <text:list-item>
          <text:p text:style-name="P14">IT Constructs : <text:span text:style-name="T8">Data Structures, OOPS</text:span></text:p>
        </text:list-item>
        <text:list-item>
          <text:p text:style-name="P14">Familiar : <text:span text:style-name="T9">C, C++, React js</text:span></text:p>
        </text:list-item>
        <text:list-item>
          <text:p text:style-name="P14">Development Tools : <text:span text:style-name="T8">Microsoft Visual Studio, Sublime 3</text:span></text:p>
        </text:list-item>
        <text:list-item>
          <text:p text:style-name="P15">Web Development : <text:span text:style-name="T8">HTML5, CSS3, </text:span><text:span text:style-name="T9">Vanilla JS</text:span></text:p>
        </text:list-item>
      </text:list>
      <text:p text:style-name="P6">Projects :</text:p>
      <text:list xml:id="list948826870" text:style-name="L2">
        <text:list-item>
          <text:p text:style-name="P16"><text:a xlink:type="simple" xlink:href="https://12345amandeep.github.io/#" text:style-name="Internet_20_link" text:visited-style-name="Visited_20_Internet_20_Link"><text:span text:style-name="T10">Portfolio</text:span></text:a> <text:span text:style-name="T11">(Dec, 2021)</text:span></text:p>
        </text:list-item>
        <text:list-item>
          <text:p text:style-name="P18"><text:a xlink:type="simple" xlink:href="https://github.com/1234Amandeep/Bud-Grocery" text:style-name="Internet_20_link" text:visited-style-name="Visited_20_Internet_20_Link"><text:span text:style-name="T13">Grocery Bud</text:span></text:a> <text:span text:style-name="T11">(</text:span><text:span text:style-name="T15">Nov</text:span><text:span text:style-name="T11">, 202</text:span><text:span text:style-name="T15">2</text:span><text:span text:style-name="T11">)</text:span></text:p>
        </text:list-item>
        <text:list-item>
          <text:p text:style-name="P17"><text:a xlink:type="simple" xlink:href="https://12345amandeep.github.io/12345Amandeep.github.io-Deepify/#" text:style-name="Internet_20_link" text:visited-style-name="Visited_20_Internet_20_Link"><text:span text:style-name="T12">Music Store</text:span></text:a> <text:span text:style-name="T11">(Jan, 2021)</text:span></text:p>
        </text:list-item>
      </text:list>
      <text:list xml:id="list580387565" text:style-name="L3">
        <text:list-item>
          <text:p text:style-name="P19">I have built this projects <text:span text:style-name="T14">by </text:span>using HTML5, CSS3, <text:span text:style-name="T14">and Vanilla JavaScript</text:span>.</text:p>
        </text:list-item>
        <text:list-item>
          <text:p text:style-name="P19">I have hosted them on GITHUB and Google Drive.</text:p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adornments="Bold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 style:master-page-name="">
      <style:paragraph-properties style:page-number="auto"/>
      <style:text-properties style:font-name="Arial1" fo:font-family="Arial" style:font-style-name="Bold" style:font-family-generic="swiss" style:font-pitch="variable" fo:font-size="16pt" fo:font-weight="normal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Frame_20_contents" style:display-name="Frame contents" style:family="paragraph" style:parent-style-name="Standard" style:class="extra"/>
    <style:style style:name="Subtitle" style:family="paragraph" style:parent-style-name="Heading" style:next-style-name="Text_20_body" style:class="chapter">
      <style:paragraph-properties fo:margin-top="0.106cm" fo:margin-bottom="0.212cm" style:contextual-spacing="false" fo:text-align="center" style:justify-single-word="false"/>
      <style:text-properties fo:font-size="18pt" style:font-size-asian="18pt" style:font-size-complex="18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5-23T18:00:56.057748595</meta:creation-date>
    <dc:date>2023-05-23T22:28:13.863802897</dc:date>
    <meta:editing-duration>PT6M4S</meta:editing-duration>
    <meta:editing-cycles>3</meta:editing-cycles>
    <meta:generator>LibreOffice/7.3.7.2$Linux_X86_64 LibreOffice_project/30$Build-2</meta:generator>
    <meta:document-statistic meta:table-count="1" meta:image-count="0" meta:object-count="0" meta:page-count="1" meta:paragraph-count="36" meta:word-count="134" meta:character-count="838" meta:non-whitespace-character-count="723"/>
  </office:meta>
</office:document-meta>
</file>